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 table:number-rows-repeated="81">
          <table:table-cell table:number-columns-repeated="4"/>
        </table:table-row>
        <table:table-row table:style-name="ro1" table:number-rows-repeated="7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01/23/2022</text:date>, <text:time>20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1-23T20:38:00.21</dc:date>
    <dc:creator>Patrick Carlberg</dc:creator>
    <meta:editing-duration>P8DT1H30M1S</meta:editing-duration>
    <meta:editing-cycles>12</meta:editing-cycles>
    <meta:generator>OpenOffice/4.1.10$Win32 OpenOffice.org_project/4110m2$Build-9807</meta:generator>
    <meta:document-statistic meta:table-count="3" meta:cell-count="1388" meta:object-count="0"/>
  </office:meta>
</office:document-meta>
</file>